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style:page-number="1"/>
    </style:style>
    <style:style style:name="P4" style:family="paragraph" style:parent-style-name="LO-normal">
      <style:paragraph-properties fo:margin-top="0in" fo:margin-bottom="0.0835in" style:contextual-spacing="false" fo:line-height="100%" fo:text-align="justify" style:justify-single-word="false" fo:orphans="2" fo:widows="2" style:writing-mode="lr-tb"/>
    </style:style>
    <style:style style:name="T1" style:family="text">
      <style:text-properties fo:background-color="#ffffff" loext:char-shading-value="0"/>
    </style:style>
    <style:style style:name="T2" style:family="text">
      <style:text-properties fo:color="#3c4043" loext:opacity="100%" fo:font-weight="bold" fo:background-color="#ffffff" loext:char-shading-value="0" style:font-weight-asian="bold"/>
    </style:style>
    <style:style style:name="T3" style:family="text">
      <style:text-properties fo:color="#3c4043" loext:opacity="100%" fo:background-color="#ffffff" loext:char-shading-value="0"/>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ize="18pt" style:font-size-asian="18pt" style:font-size-complex="18pt"/>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Martial Arts</text:h>
        <text:h text:style-name="Heading_20_2" text:outline-level="2"><text:span text:style-name="T1">Duality of Position Style</text:span></text:h>
        <text:p text:style-name="LO-normal"><text:span text:style-name="T2">Light Armor or Unarmored, Unarmed or Light</text:span><text:span text:style-name="T3"><text:line-break/></text:span><text:span text:style-name="T2">Abilities: </text:span><text:span text:style-name="T3">Stealth, Paradox</text:span></text:p>
        <text:p text:style-name="LO-normal">The Martial Artist knows that the reality of position is malleable, and more than one possibility exists.</text:p>
        <text:p text:style-name="LO-normal">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dice on all stealth rolls.</text:p>
        <text:p text:style-name="LO-normal">Whenever the Stylist takes a Move action, the shadow copy <text:span text:style-name="T4">must </text:span>also take a Move action of the same magnitude and type, but in a different direction.</text:p>
        <text:p text:style-name="LO-normal">As well, Instead of taking a move action, the Stylist may choose to swap places with their shadow copy.</text:p>
        <text:h text:style-name="Heading_20_2" text:outline-level="2">Lesser Techniques</text:h>
        <text:h text:style-name="Heading_20_3" text:outline-level="3">Collapsed Waveform</text:h>
        <text:p text:style-name="LO-normal"><text:span text:style-name="T4">Cost: </text:span>3m (committed)<text:line-break/><text:span text:style-name="T4">Type: </text:span>Supplemental<text:line-break/><text:span text:style-name="T4">Mins: </text:span>Stealth 1, Paradox 1</text:p>
        <text:p text:style-name="LO-normal">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5">possible</text:span> for them to reach in one action.</text:p>
        <text:p text:style-name="LO-normal">They make no footfalls to hear, for there are none to be made. They disturb no traps, and portals such as doors remain unopened.</text:p>
        <text:h text:style-name="Heading_20_3" text:outline-level="3">Unresolved Duality</text:h>
        <text:p text:style-name="LO-normal"><text:span text:style-name="T4">Cost: </text:span>3m <text:line-break/><text:span text:style-name="T4">Type: </text:span>Supplemental<text:line-break/><text:span text:style-name="T4">Mins: </text:span>Stealth 3, Paradox 2</text:p>
        <text:p text:style-name="LO-normal">The Stylist halfway transitions with their shadow copy. While making a Flurry attack, they may attack any and all targets within reach of both their original position or their shadow copy.</text:p>
        <text:h text:style-name="Heading_20_3" text:outline-level="3">Uncertain Direction Attack</text:h>
        <text:p text:style-name="LO-normal"><text:span text:style-name="T4">Cost: </text:span>4m, 4i<text:line-break/><text:span text:style-name="T4">Type: </text:span>Supplemental<text:line-break/><text:span text:style-name="T4">Mins: </text:span>Stealth 4, Paradox 3</text:p>
        <text:p text:style-name="LO-normal">While making an attack in the same turn after swapping positions with their shadow self, the Stylist strikes at their befuddled and confused target, granting +(Essence) dice to their attack and making it Undodgeable.</text:p>
        <text:p text:style-name="LO-normal"/>
        <text:h text:style-name="Heading_20_2" text:outline-level="2"><text:span text:style-name="T6">Greater Techniques</text:span></text:h>
        <text:h text:style-name="Heading_20_3" text:outline-level="3">Vanishing Act</text:h>
        <text:p text:style-name="LO-normal"><text:span text:style-name="T4">Cost: </text:span>5m<text:line-break/><text:span text:style-name="T4">Type: </text:span>Reflexive<text:line-break/><text:span text:style-name="T4">Mins: </text:span>Stealth 4, Paradox 4</text:p>
        <text:p text:style-name="LO-normal">Upon being hit, the Stylist may reflexively swap places with their shadow copy and sacrifice it, dividing the total damage of the attack in half.</text:p>
        <text:p text:style-name="P4">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9:31</dc:date>
    <meta:editing-cycles>5</meta:editing-cycles>
    <meta:editing-duration>P0D</meta:editing-duration>
    <meta:generator>LibreOffice/7.0.2.2$Windows_X86_64 LibreOffice_project/8349ace3c3162073abd90d81fd06dcfb6b36b994</meta:generator>
    <meta:document-statistic meta:table-count="0" meta:image-count="0" meta:object-count="0" meta:page-count="1" meta:paragraph-count="25" meta:word-count="384" meta:character-count="2272" meta:non-whitespace-character-count="1913"/>
  </office:meta>
</office:document-meta>
</file>